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?&gt;</text:p>
      <text:p text:style-name="Preformatted_20_Text">&lt;PC-Compounds</text:p>
      <text:p text:style-name="Preformatted_20_Text"><text:s text:c="4"/>xmlns="http://www.ncbi.nlm.nih.gov"</text:p>
      <text:p text:style-name="Preformatted_20_Text"><text:s text:c="4"/>xmlns:xs="http://www.w3.org/2001/XMLSchema-instance"</text:p>
      <text:p text:style-name="Preformatted_20_Text"><text:s text:c="4"/>xs:schemaLocation="http://www.ncbi.nlm.nih.gov ftp://ftp.ncbi.nlm.nih.gov/pubchem/specifications/pubchem.xsd"</text:p>
      <text:p text:style-name="Preformatted_20_Text">&gt;</text:p>
      <text:p text:style-name="Preformatted_20_Text"><text:s text:c="2"/>&lt;PC-Compound&gt;</text:p>
      <text:p text:style-name="Preformatted_20_Text"><text:s text:c="4"/>&lt;PC-Compound_id&gt;</text:p>
      <text:p text:style-name="Preformatted_20_Text"><text:s text:c="6"/>&lt;PC-CompoundType&gt;</text:p>
      <text:p text:style-name="Preformatted_20_Text"><text:s text:c="8"/>&lt;PC-CompoundType_id&gt;</text:p>
      <text:p text:style-name="Preformatted_20_Text"><text:s text:c="10"/>&lt;PC-CompoundType_id_cid&gt;597&lt;/PC-CompoundType_id_cid&gt;</text:p>
      <text:p text:style-name="Preformatted_20_Text"><text:s text:c="8"/>&lt;/PC-CompoundType_id&gt;</text:p>
      <text:p text:style-name="Preformatted_20_Text"><text:s text:c="6"/>&lt;/PC-CompoundType&gt;</text:p>
      <text:p text:style-name="Preformatted_20_Text"><text:s text:c="4"/>&lt;/PC-Compound_id&gt;</text:p>
      <text:p text:style-name="Preformatted_20_Text"><text:s text:c="4"/>&lt;PC-Compound_atoms&gt;</text:p>
      <text:p text:style-name="Preformatted_20_Text"><text:s text:c="6"/>&lt;PC-Atoms&gt;</text:p>
      <text:p text:style-name="Preformatted_20_Text"><text:s text:c="8"/>&lt;PC-Atoms_aid&gt;</text:p>
      <text:p text:style-name="Preformatted_20_Text"><text:s text:c="10"/>&lt;PC-Atoms_aid_E&gt;1&lt;/PC-Atoms_aid_E&gt;</text:p>
      <text:p text:style-name="Preformatted_20_Text"><text:s text:c="10"/>&lt;PC-Atoms_aid_E&gt;2&lt;/PC-Atoms_aid_E&gt;</text:p>
      <text:p text:style-name="Preformatted_20_Text"><text:s text:c="10"/>&lt;PC-Atoms_aid_E&gt;3&lt;/PC-Atoms_aid_E&gt;</text:p>
      <text:p text:style-name="Preformatted_20_Text"><text:soft-page-break/><text:s text:c="10"/>&lt;PC-Atoms_aid_E&gt;4&lt;/PC-Atoms_aid_E&gt;</text:p>
      <text:p text:style-name="Preformatted_20_Text"><text:s text:c="10"/>&lt;PC-Atoms_aid_E&gt;5&lt;/PC-Atoms_aid_E&gt;</text:p>
      <text:p text:style-name="Preformatted_20_Text"><text:s text:c="10"/>&lt;PC-Atoms_aid_E&gt;6&lt;/PC-Atoms_aid_E&gt;</text:p>
      <text:p text:style-name="Preformatted_20_Text"><text:s text:c="10"/>&lt;PC-Atoms_aid_E&gt;7&lt;/PC-Atoms_aid_E&gt;</text:p>
      <text:p text:style-name="Preformatted_20_Text"><text:s text:c="10"/>&lt;PC-Atoms_aid_E&gt;8&lt;/PC-Atoms_aid_E&gt;</text:p>
      <text:p text:style-name="Preformatted_20_Text"><text:s text:c="10"/>&lt;PC-Atoms_aid_E&gt;9&lt;/PC-Atoms_aid_E&gt;</text:p>
      <text:p text:style-name="Preformatted_20_Text"><text:s text:c="10"/>&lt;PC-Atoms_aid_E&gt;10&lt;/PC-Atoms_aid_E&gt;</text:p>
      <text:p text:style-name="Preformatted_20_Text"><text:s text:c="10"/>&lt;PC-Atoms_aid_E&gt;11&lt;/PC-Atoms_aid_E&gt;</text:p>
      <text:p text:style-name="Preformatted_20_Text"><text:s text:c="10"/>&lt;PC-Atoms_aid_E&gt;12&lt;/PC-Atoms_aid_E&gt;</text:p>
      <text:p text:style-name="Preformatted_20_Text"><text:s text:c="10"/>&lt;PC-Atoms_aid_E&gt;13&lt;/PC-Atoms_aid_E&gt;</text:p>
      <text:p text:style-name="Preformatted_20_Text"><text:s text:c="8"/>&lt;/PC-Atoms_aid&gt;</text:p>
      <text:p text:style-name="Preformatted_20_Text"><text:s text:c="8"/>&lt;PC-Atoms_element&gt;</text:p>
      <text:p text:style-name="Preformatted_20_Text"><text:s text:c="10"/>&lt;PC-Element value="o"&gt;8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h"&gt;1&lt;/PC-Element&gt;</text:p>
      <text:p text:style-name="Preformatted_20_Text"><text:soft-page-break/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8"/>&lt;/PC-Atoms_element&gt;</text:p>
      <text:p text:style-name="Preformatted_20_Text"><text:s text:c="6"/>&lt;/PC-Atoms&gt;</text:p>
      <text:p text:style-name="Preformatted_20_Text"><text:s text:c="4"/>&lt;/PC-Compound_atoms&gt;</text:p>
      <text:p text:style-name="Preformatted_20_Text"><text:s text:c="4"/>&lt;PC-Compound_bonds&gt;</text:p>
      <text:p text:style-name="Preformatted_20_Text"><text:s text:c="6"/>&lt;PC-Bonds&gt;</text:p>
      <text:p text:style-name="Preformatted_20_Text"><text:s text:c="8"/>&lt;PC-Bonds_aid1&gt;</text:p>
      <text:p text:style-name="Preformatted_20_Text"><text:s text:c="10"/>&lt;PC-Bonds_aid1_E&gt;1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3&lt;/PC-Bonds_aid1_E&gt;</text:p>
      <text:p text:style-name="Preformatted_20_Text"><text:s text:c="10"/>&lt;PC-Bonds_aid1_E&gt;3&lt;/PC-Bonds_aid1_E&gt;</text:p>
      <text:p text:style-name="Preformatted_20_Text"><text:s text:c="10"/>&lt;PC-Bonds_aid1_E&gt;3&lt;/PC-Bonds_aid1_E&gt;</text:p>
      <text:p text:style-name="Preformatted_20_Text"><text:s text:c="10"/>&lt;PC-Bonds_aid1_E&gt;4&lt;/PC-Bonds_aid1_E&gt;</text:p>
      <text:p text:style-name="Preformatted_20_Text"><text:s text:c="10"/>&lt;PC-Bonds_aid1_E&gt;4&lt;/PC-Bonds_aid1_E&gt;</text:p>
      <text:p text:style-name="Preformatted_20_Text"><text:s text:c="10"/>&lt;PC-Bonds_aid1_E&gt;5&lt;/PC-Bonds_aid1_E&gt;</text:p>
      <text:p text:style-name="Preformatted_20_Text"><text:s text:c="10"/>&lt;PC-Bonds_aid1_E&gt;6&lt;/PC-Bonds_aid1_E&gt;</text:p>
      <text:p text:style-name="Preformatted_20_Text"><text:soft-page-break/><text:s text:c="10"/>&lt;PC-Bonds_aid1_E&gt;6&lt;/PC-Bonds_aid1_E&gt;</text:p>
      <text:p text:style-name="Preformatted_20_Text"><text:s text:c="10"/>&lt;PC-Bonds_aid1_E&gt;8&lt;/PC-Bonds_aid1_E&gt;</text:p>
      <text:p text:style-name="Preformatted_20_Text"><text:s text:c="8"/>&lt;/PC-Bonds_aid1&gt;</text:p>
      <text:p text:style-name="Preformatted_20_Text"><text:s text:c="8"/>&lt;PC-Bonds_aid2&gt;</text:p>
      <text:p text:style-name="Preformatted_20_Text"><text:s text:c="10"/>&lt;PC-Bonds_aid2_E&gt;7&lt;/PC-Bonds_aid2_E&gt;</text:p>
      <text:p text:style-name="Preformatted_20_Text"><text:s text:c="10"/>&lt;PC-Bonds_aid2_E&gt;5&lt;/PC-Bonds_aid2_E&gt;</text:p>
      <text:p text:style-name="Preformatted_20_Text"><text:s text:c="10"/>&lt;PC-Bonds_aid2_E&gt;7&lt;/PC-Bonds_aid2_E&gt;</text:p>
      <text:p text:style-name="Preformatted_20_Text"><text:s text:c="10"/>&lt;PC-Bonds_aid2_E&gt;9&lt;/PC-Bonds_aid2_E&gt;</text:p>
      <text:p text:style-name="Preformatted_20_Text"><text:s text:c="10"/>&lt;PC-Bonds_aid2_E&gt;5&lt;/PC-Bonds_aid2_E&gt;</text:p>
      <text:p text:style-name="Preformatted_20_Text"><text:s text:c="10"/>&lt;PC-Bonds_aid2_E&gt;12&lt;/PC-Bonds_aid2_E&gt;</text:p>
      <text:p text:style-name="Preformatted_20_Text"><text:s text:c="10"/>&lt;PC-Bonds_aid2_E&gt;13&lt;/PC-Bonds_aid2_E&gt;</text:p>
      <text:p text:style-name="Preformatted_20_Text"><text:s text:c="10"/>&lt;PC-Bonds_aid2_E&gt;7&lt;/PC-Bonds_aid2_E&gt;</text:p>
      <text:p text:style-name="Preformatted_20_Text"><text:s text:c="10"/>&lt;PC-Bonds_aid2_E&gt;8&lt;/PC-Bonds_aid2_E&gt;</text:p>
      <text:p text:style-name="Preformatted_20_Text"><text:s text:c="10"/>&lt;PC-Bonds_aid2_E&gt;6&lt;/PC-Bonds_aid2_E&gt;</text:p>
      <text:p text:style-name="Preformatted_20_Text"><text:s text:c="10"/>&lt;PC-Bonds_aid2_E&gt;8&lt;/PC-Bonds_aid2_E&gt;</text:p>
      <text:p text:style-name="Preformatted_20_Text"><text:s text:c="10"/>&lt;PC-Bonds_aid2_E&gt;10&lt;/PC-Bonds_aid2_E&gt;</text:p>
      <text:p text:style-name="Preformatted_20_Text"><text:s text:c="10"/>&lt;PC-Bonds_aid2_E&gt;11&lt;/PC-Bonds_aid2_E&gt;</text:p>
      <text:p text:style-name="Preformatted_20_Text"><text:s text:c="8"/>&lt;/PC-Bonds_aid2&gt;</text:p>
      <text:p text:style-name="Preformatted_20_Text"><text:s text:c="8"/>&lt;PC-Bonds_order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oft-page-break/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8"/>&lt;/PC-Bonds_order&gt;</text:p>
      <text:p text:style-name="Preformatted_20_Text"><text:s text:c="6"/>&lt;/PC-Bonds&gt;</text:p>
      <text:p text:style-name="Preformatted_20_Text"><text:s text:c="4"/>&lt;/PC-Compound_bonds&gt;</text:p>
      <text:p text:style-name="Preformatted_20_Text"><text:s text:c="4"/>&lt;PC-Compound_coords&gt;</text:p>
      <text:p text:style-name="Preformatted_20_Text"><text:s text:c="6"/>&lt;PC-Coordinates&gt;</text:p>
      <text:p text:style-name="Preformatted_20_Text"><text:s text:c="8"/>&lt;PC-Coordinates_type&gt;</text:p>
      <text:p text:style-name="Preformatted_20_Text"><text:s text:c="10"/>&lt;PC-CoordinateType value="threed"&gt;2&lt;/PC-CoordinateType&gt;</text:p>
      <text:p text:style-name="Preformatted_20_Text"><text:s text:c="10"/>&lt;PC-CoordinateType value="computed"&gt;5&lt;/PC-CoordinateType&gt;</text:p>
      <text:p text:style-name="Preformatted_20_Text"><text:s text:c="10"/>&lt;PC-CoordinateType value="units-angstroms"&gt;10&lt;/PC-CoordinateType&gt;</text:p>
      <text:p text:style-name="Preformatted_20_Text"><text:s text:c="8"/>&lt;/PC-Coordinates_type&gt;</text:p>
      <text:p text:style-name="Preformatted_20_Text"><text:soft-page-break/><text:s text:c="8"/>&lt;PC-Coordinates_aid&gt;</text:p>
      <text:p text:style-name="Preformatted_20_Text"><text:s text:c="10"/>&lt;PC-Coordinates_aid_E&gt;1&lt;/PC-Coordinates_aid_E&gt;</text:p>
      <text:p text:style-name="Preformatted_20_Text"><text:s text:c="10"/>&lt;PC-Coordinates_aid_E&gt;2&lt;/PC-Coordinates_aid_E&gt;</text:p>
      <text:p text:style-name="Preformatted_20_Text"><text:s text:c="10"/>&lt;PC-Coordinates_aid_E&gt;3&lt;/PC-Coordinates_aid_E&gt;</text:p>
      <text:p text:style-name="Preformatted_20_Text"><text:s text:c="10"/>&lt;PC-Coordinates_aid_E&gt;4&lt;/PC-Coordinates_aid_E&gt;</text:p>
      <text:p text:style-name="Preformatted_20_Text"><text:s text:c="10"/>&lt;PC-Coordinates_aid_E&gt;5&lt;/PC-Coordinates_aid_E&gt;</text:p>
      <text:p text:style-name="Preformatted_20_Text"><text:s text:c="10"/>&lt;PC-Coordinates_aid_E&gt;6&lt;/PC-Coordinates_aid_E&gt;</text:p>
      <text:p text:style-name="Preformatted_20_Text"><text:s text:c="10"/>&lt;PC-Coordinates_aid_E&gt;7&lt;/PC-Coordinates_aid_E&gt;</text:p>
      <text:p text:style-name="Preformatted_20_Text"><text:s text:c="10"/>&lt;PC-Coordinates_aid_E&gt;8&lt;/PC-Coordinates_aid_E&gt;</text:p>
      <text:p text:style-name="Preformatted_20_Text"><text:s text:c="10"/>&lt;PC-Coordinates_aid_E&gt;9&lt;/PC-Coordinates_aid_E&gt;</text:p>
      <text:p text:style-name="Preformatted_20_Text"><text:s text:c="10"/>&lt;PC-Coordinates_aid_E&gt;10&lt;/PC-Coordinates_aid_E&gt;</text:p>
      <text:p text:style-name="Preformatted_20_Text"><text:s text:c="10"/>&lt;PC-Coordinates_aid_E&gt;11&lt;/PC-Coordinates_aid_E&gt;</text:p>
      <text:p text:style-name="Preformatted_20_Text"><text:s text:c="10"/>&lt;PC-Coordinates_aid_E&gt;12&lt;/PC-Coordinates_aid_E&gt;</text:p>
      <text:p text:style-name="Preformatted_20_Text"><text:s text:c="10"/>&lt;PC-Coordinates_aid_E&gt;13&lt;/PC-Coordinates_aid_E&gt;</text:p>
      <text:p text:style-name="Preformatted_20_Text"><text:s text:c="8"/>&lt;/PC-Coordinates_aid&gt;</text:p>
      <text:p text:style-name="Preformatted_20_Text"><text:s text:c="8"/>&lt;PC-Coordinates_conformers&gt;</text:p>
      <text:p text:style-name="Preformatted_20_Text"><text:s text:c="10"/>&lt;PC-Conformer&gt;</text:p>
      <text:p text:style-name="Preformatted_20_Text"><text:s text:c="12"/>&lt;PC-Conformer_x&gt;</text:p>
      <text:p text:style-name="Preformatted_20_Text"><text:s text:c="14"/>&lt;PC-Conformer_x_E&gt;2.2134&lt;/PC-Conformer_x_E&gt;</text:p>
      <text:p text:style-name="Preformatted_20_Text"><text:s text:c="14"/>&lt;PC-Conformer_x_E&gt;-0.0595&lt;/PC-Conformer_x_E&gt;</text:p>
      <text:p text:style-name="Preformatted_20_Text"><text:s text:c="14"/>&lt;PC-Conformer_x_E&gt;-2.4422&lt;/PC-Conformer_x_E&gt;</text:p>
      <text:p text:style-name="Preformatted_20_Text"><text:soft-page-break/><text:s text:c="14"/>&lt;PC-Conformer_x_E&gt;1.2935&lt;/PC-Conformer_x_E&gt;</text:p>
      <text:p text:style-name="Preformatted_20_Text"><text:s text:c="14"/>&lt;PC-Conformer_x_E&gt;-1.2406&lt;/PC-Conformer_x_E&gt;</text:p>
      <text:p text:style-name="Preformatted_20_Text"><text:s text:c="14"/>&lt;PC-Conformer_x_E&gt;-1.1643&lt;/PC-Conformer_x_E&gt;</text:p>
      <text:p text:style-name="Preformatted_20_Text"><text:s text:c="14"/>&lt;PC-Conformer_x_E&gt;1.2088&lt;/PC-Conformer_x_E&gt;</text:p>
      <text:p text:style-name="Preformatted_20_Text"><text:s text:c="14"/>&lt;PC-Conformer_x_E&gt;0.1908&lt;/PC-Conformer_x_E&gt;</text:p>
      <text:p text:style-name="Preformatted_20_Text"><text:s text:c="14"/>&lt;PC-Conformer_x_E&gt;-0.1331&lt;/PC-Conformer_x_E&gt;</text:p>
      <text:p text:style-name="Preformatted_20_Text"><text:s text:c="14"/>&lt;PC-Conformer_x_E&gt;-2.0223&lt;/PC-Conformer_x_E&gt;</text:p>
      <text:p text:style-name="Preformatted_20_Text"><text:s text:c="14"/>&lt;PC-Conformer_x_E&gt;0.2351&lt;/PC-Conformer_x_E&gt;</text:p>
      <text:p text:style-name="Preformatted_20_Text"><text:s text:c="14"/>&lt;PC-Conformer_x_E&gt;-3.3089&lt;/PC-Conformer_x_E&gt;</text:p>
      <text:p text:style-name="Preformatted_20_Text"><text:s text:c="14"/>&lt;PC-Conformer_x_E&gt;-2.4533&lt;/PC-Conformer_x_E&gt;</text:p>
      <text:p text:style-name="Preformatted_20_Text"><text:s text:c="12"/>&lt;/PC-Conformer_x&gt;</text:p>
      <text:p text:style-name="Preformatted_20_Text"><text:s text:c="12"/>&lt;PC-Conformer_y&gt;</text:p>
      <text:p text:style-name="Preformatted_20_Text"><text:s text:c="14"/>&lt;PC-Conformer_y_E&gt;1.1188&lt;/PC-Conformer_y_E&gt;</text:p>
      <text:p text:style-name="Preformatted_20_Text"><text:s text:c="14"/>&lt;PC-Conformer_y_E&gt;0.9816&lt;/PC-Conformer_y_E&gt;</text:p>
      <text:p text:style-name="Preformatted_20_Text"><text:s text:c="14"/>&lt;PC-Conformer_y_E&gt;0.9214&lt;/PC-Conformer_y_E&gt;</text:p>
      <text:p text:style-name="Preformatted_20_Text"><text:s text:c="14"/>&lt;PC-Conformer_y_E&gt;-0.9744&lt;/PC-Conformer_y_E&gt;</text:p>
      <text:p text:style-name="Preformatted_20_Text"><text:s text:c="14"/>&lt;PC-Conformer_y_E&gt;0.2676&lt;/PC-Conformer_y_E&gt;</text:p>
      <text:p text:style-name="Preformatted_20_Text"><text:s text:c="14"/>&lt;PC-Conformer_y_E&gt;-1.0726&lt;/PC-Conformer_y_E&gt;</text:p>
      <text:p text:style-name="Preformatted_20_Text"><text:s text:c="14"/>&lt;PC-Conformer_y_E&gt;0.4056&lt;/PC-Conformer_y_E&gt;</text:p>
      <text:p text:style-name="Preformatted_20_Text"><text:s text:c="14"/>&lt;PC-Conformer_y_E&gt;-1.6478&lt;/PC-Conformer_y_E&gt;</text:p>
      <text:p text:style-name="Preformatted_20_Text"><text:s text:c="14"/>&lt;PC-Conformer_y_E&gt;1.9946&lt;/PC-Conformer_y_E&gt;</text:p>
      <text:p text:style-name="Preformatted_20_Text"><text:soft-page-break/><text:s text:c="14"/>&lt;PC-Conformer_y_E&gt;-1.7317&lt;/PC-Conformer_y_E&gt;</text:p>
      <text:p text:style-name="Preformatted_20_Text"><text:s text:c="14"/>&lt;PC-Conformer_y_E&gt;-2.7487&lt;/PC-Conformer_y_E&gt;</text:p>
      <text:p text:style-name="Preformatted_20_Text"><text:s text:c="14"/>&lt;PC-Conformer_y_E&gt;0.3984&lt;/PC-Conformer_y_E&gt;</text:p>
      <text:p text:style-name="Preformatted_20_Text"><text:s text:c="14"/>&lt;PC-Conformer_y_E&gt;1.9332&lt;/PC-Conformer_y_E&gt;</text:p>
      <text:p text:style-name="Preformatted_20_Text"><text:s text:c="12"/>&lt;/PC-Conformer_y&gt;</text:p>
      <text:p text:style-name="Preformatted_20_Text"><text:s text:c="12"/>&lt;PC-Conformer_z&gt;</text:p>
      <text:p text:style-name="Preformatted_20_Text"><text:s text:c="14"/>&lt;PC-Conformer_z_E&gt;0.0001&lt;/PC-Conformer_z_E&gt;</text:p>
      <text:p text:style-name="Preformatted_20_Text"><text:s text:c="14"/>&lt;PC-Conformer_z_E&gt;0.0001&lt;/PC-Conformer_z_E&gt;</text:p>
      <text:p text:style-name="Preformatted_20_Text"><text:s text:c="14"/>&lt;PC-Conformer_z_E&gt;0.0001&lt;/PC-Conformer_z_E&gt;</text:p>
      <text:p text:style-name="Preformatted_20_Text"><text:s text:c="14"/>&lt;PC-Conformer_z_E&gt;0&lt;/PC-Conformer_z_E&gt;</text:p>
      <text:p text:style-name="Preformatted_20_Text"><text:s text:c="14"/>&lt;PC-Conformer_z_E&gt;-0.0001&lt;/PC-Conformer_z_E&gt;</text:p>
      <text:p text:style-name="Preformatted_20_Text"><text:s text:c="14"/>&lt;PC-Conformer_z_E&gt;-0.0002&lt;/PC-Conformer_z_E&gt;</text:p>
      <text:p text:style-name="Preformatted_20_Text"><text:s text:c="14"/>&lt;PC-Conformer_z_E&gt;-0.0003&lt;/PC-Conformer_z_E&gt;</text:p>
      <text:p text:style-name="Preformatted_20_Text"><text:s text:c="14"/>&lt;PC-Conformer_z_E&gt;0.0003&lt;/PC-Conformer_z_E&gt;</text:p>
      <text:p text:style-name="Preformatted_20_Text"><text:s text:c="14"/>&lt;PC-Conformer_z_E&gt;0.0003&lt;/PC-Conformer_z_E&gt;</text:p>
      <text:p text:style-name="Preformatted_20_Text"><text:s text:c="14"/>&lt;PC-Conformer_z_E&gt;-0.0003&lt;/PC-Conformer_z_E&gt;</text:p>
      <text:p text:style-name="Preformatted_20_Text"><text:s text:c="14"/>&lt;PC-Conformer_z_E&gt;0.0005&lt;/PC-Conformer_z_E&gt;</text:p>
      <text:p text:style-name="Preformatted_20_Text"><text:s text:c="14"/>&lt;PC-Conformer_z_E&gt;0.0003&lt;/PC-Conformer_z_E&gt;</text:p>
      <text:p text:style-name="Preformatted_20_Text"><text:s text:c="14"/>&lt;PC-Conformer_z_E&gt;0.0006&lt;/PC-Conformer_z_E&gt;</text:p>
      <text:p text:style-name="Preformatted_20_Text"><text:s text:c="12"/>&lt;/PC-Conformer_z&gt;</text:p>
      <text:p text:style-name="Preformatted_20_Text"><text:s text:c="12"/>&lt;PC-Conformer_data&gt;</text:p>
      <text:p text:style-name="Preformatted_20_Text"><text:soft-page-break/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Conformer&lt;/PC-Urn_label&gt;</text:p>
      <text:p text:style-name="Preformatted_20_Text"><text:s text:c="20"/>&lt;PC-Urn_name&gt;ID&lt;/PC-Urn_name&gt;</text:p>
      <text:p text:style-name="Preformatted_20_Text"><text:s text:c="20"/>&lt;PC-Urn_datatype&gt;</text:p>
      <text:p text:style-name="Preformatted_20_Text"><text:s text:c="22"/>&lt;PC-UrnDataType value="uint64"&gt;11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09.12.11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sval&gt;0000025500000001&lt;/PC-InfoData_value_s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oft-page-break/><text:s text:c="20"/>&lt;PC-Urn_label&gt;Energy&lt;/PC-Urn_label&gt;</text:p>
      <text:p text:style-name="Preformatted_20_Text"><text:s text:c="20"/>&lt;PC-Urn_name&gt;MMFF94 NoEstat&lt;/PC-Urn_name&gt;</text:p>
      <text:p text:style-name="Preformatted_20_Text"><text:s text:c="20"/>&lt;PC-Urn_datatype&gt;</text:p>
      <text:p text:style-name="Preformatted_20_Text"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1.6.0&lt;/PC-Urn_version&gt;</text:p>
      <text:p text:style-name="Preformatted_20_Text"><text:s text:c="20"/>&lt;PC-Urn_software&gt;Szybki&lt;/PC-Urn_software&gt;</text:p>
      <text:p text:style-name="Preformatted_20_Text"><text:s text:c="20"/>&lt;PC-Urn_source&gt;openeye.com&lt;/PC-Urn_source&gt;</text:p>
      <text:p text:style-name="Preformatted_20_Text"><text:s text:c="20"/>&lt;PC-Urn_release&gt;2012.01.18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fval&gt;19.8529&lt;/PC-InfoData_value_f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Feature&lt;/PC-Urn_label&gt;</text:p>
      <text:p text:style-name="Preformatted_20_Text"><text:s text:c="20"/>&lt;PC-Urn_name&gt;Self Overlap&lt;/PC-Urn_name&gt;</text:p>
      <text:p text:style-name="Preformatted_20_Text"><text:s text:c="20"/>&lt;PC-Urn_datatype&gt;</text:p>
      <text:p text:style-name="Preformatted_20_Text"><text:soft-page-break/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12.01.18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fval&gt;35.644&lt;/PC-InfoData_value_f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Fingerprint&lt;/PC-Urn_label&gt;</text:p>
      <text:p text:style-name="Preformatted_20_Text"><text:s text:c="20"/>&lt;PC-Urn_name&gt;Shape&lt;/PC-Urn_name&gt;</text:p>
      <text:p text:style-name="Preformatted_20_Text"><text:s text:c="20"/>&lt;PC-Urn_datatype&gt;</text:p>
      <text:p text:style-name="Preformatted_20_Text"><text:s text:c="22"/>&lt;PC-UrnDataType value="stringlist"&gt;2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oft-page-break/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12.11.26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slist&gt;</text:p>
      <text:p text:style-name="Preformatted_20_Text"><text:s text:c="20"/>&lt;PC-InfoData_value_slist_E&gt;16714656 1 18050292771124774654&lt;/PC-InfoData_value_slist_E&gt;</text:p>
      <text:p text:style-name="Preformatted_20_Text"><text:s text:c="20"/>&lt;PC-InfoData_value_slist_E&gt;18185500 45 17618784656774225947&lt;/PC-InfoData_value_slist_E&gt;</text:p>
      <text:p text:style-name="Preformatted_20_Text"><text:s text:c="20"/>&lt;PC-InfoData_value_slist_E&gt;20096714 4 18411138008899586891&lt;/PC-InfoData_value_slist_E&gt;</text:p>
      <text:p text:style-name="Preformatted_20_Text"><text:s text:c="20"/>&lt;PC-InfoData_value_slist_E&gt;21040471 1 18410855490266811876&lt;/PC-InfoData_value_slist_E&gt;</text:p>
      <text:p text:style-name="Preformatted_20_Text"><text:s text:c="20"/>&lt;PC-InfoData_value_slist_E&gt;23552423 10 18260831557200828974&lt;/PC-InfoData_value_slist_E&gt;</text:p>
      <text:p text:style-name="Preformatted_20_Text"><text:s text:c="20"/>&lt;PC-InfoData_value_slist_E&gt;29004967 10 18046354032764039387&lt;/PC-InfoData_value_slist_E&gt;</text:p>
      <text:p text:style-name="Preformatted_20_Text"><text:s text:c="18"/>&lt;/PC-InfoData_value_slist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Shape&lt;/PC-Urn_label&gt;</text:p>
      <text:p text:style-name="Preformatted_20_Text"><text:s text:c="20"/>&lt;PC-Urn_name&gt;Multipoles&lt;/PC-Urn_name&gt;</text:p>
      <text:p text:style-name="Preformatted_20_Text"><text:soft-page-break/><text:s text:c="20"/>&lt;PC-Urn_datatype&gt;</text:p>
      <text:p text:style-name="Preformatted_20_Text"><text:s text:c="22"/>&lt;PC-UrnDataType value="doublevec"&gt;8&lt;/PC-UrnDataType&gt;</text:p>
      <text:p text:style-name="Preformatted_20_Text"><text:s text:c="20"/>&lt;/PC-Urn_datatype&gt;</text:p>
      <text:p text:style-name="Preformatted_20_Text"><text:s text:c="20"/>&lt;PC-Urn_version&gt;1.8.1&lt;/PC-Urn_version&gt;</text:p>
      <text:p text:style-name="Preformatted_20_Text"><text:s text:c="20"/>&lt;PC-Urn_software&gt;OEShape&lt;/PC-Urn_software&gt;</text:p>
      <text:p text:style-name="Preformatted_20_Text"><text:s text:c="20"/>&lt;PC-Urn_source&gt;openeye.com&lt;/PC-Urn_source&gt;</text:p>
      <text:p text:style-name="Preformatted_20_Text"><text:s text:c="20"/>&lt;PC-Urn_release&gt;2012.01.18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fvec&gt;</text:p>
      <text:p text:style-name="Preformatted_20_Text"><text:s text:c="20"/>&lt;PC-InfoData_value_fvec_E&gt;143.82&lt;/PC-InfoData_value_fvec_E&gt;</text:p>
      <text:p text:style-name="Preformatted_20_Text"><text:s text:c="20"/>&lt;PC-InfoData_value_fvec_E&gt;2.53&lt;/PC-InfoData_value_fvec_E&gt;</text:p>
      <text:p text:style-name="Preformatted_20_Text"><text:s text:c="20"/>&lt;PC-InfoData_value_fvec_E&gt;1.58&lt;/PC-InfoData_value_fvec_E&gt;</text:p>
      <text:p text:style-name="Preformatted_20_Text"><text:s text:c="20"/>&lt;PC-InfoData_value_fvec_E&gt;0.57&lt;/PC-InfoData_value_fvec_E&gt;</text:p>
      <text:p text:style-name="Preformatted_20_Text"><text:s text:c="20"/>&lt;PC-InfoData_value_fvec_E&gt;0.18&lt;/PC-InfoData_value_fvec_E&gt;</text:p>
      <text:p text:style-name="Preformatted_20_Text"><text:s text:c="20"/>&lt;PC-InfoData_value_fvec_E&gt;0.43&lt;/PC-InfoData_value_fvec_E&gt;</text:p>
      <text:p text:style-name="Preformatted_20_Text"><text:s text:c="20"/>&lt;PC-InfoData_value_fvec_E&gt;0&lt;/PC-InfoData_value_fvec_E&gt;</text:p>
      <text:p text:style-name="Preformatted_20_Text"><text:s text:c="20"/>&lt;PC-InfoData_value_fvec_E&gt;-1.04&lt;/PC-InfoData_value_fvec_E&gt;</text:p>
      <text:p text:style-name="Preformatted_20_Text"><text:s text:c="20"/>&lt;PC-InfoData_value_fvec_E&gt;0&lt;/PC-InfoData_value_fvec_E&gt;</text:p>
      <text:p text:style-name="Preformatted_20_Text"><text:s text:c="20"/>&lt;PC-InfoData_value_fvec_E&gt;-0.07&lt;/PC-InfoData_value_fvec_E&gt;</text:p>
      <text:p text:style-name="Preformatted_20_Text"><text:soft-page-break/><text:s text:c="20"/>&lt;PC-InfoData_value_fvec_E&gt;0&lt;/PC-InfoData_value_fvec_E&gt;</text:p>
      <text:p text:style-name="Preformatted_20_Text"><text:s text:c="20"/>&lt;PC-InfoData_value_fvec_E&gt;0.02&lt;/PC-InfoData_value_fvec_E&gt;</text:p>
      <text:p text:style-name="Preformatted_20_Text"><text:s text:c="20"/>&lt;PC-InfoData_value_fvec_E&gt;0.03&lt;/PC-InfoData_value_fvec_E&gt;</text:p>
      <text:p text:style-name="Preformatted_20_Text"><text:s text:c="20"/>&lt;PC-InfoData_value_fvec_E&gt;0&lt;/PC-InfoData_value_fvec_E&gt;</text:p>
      <text:p text:style-name="Preformatted_20_Text"><text:s text:c="18"/>&lt;/PC-InfoData_value_fvec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Shape&lt;/PC-Urn_label&gt;</text:p>
      <text:p text:style-name="Preformatted_20_Text"><text:s text:c="20"/>&lt;PC-Urn_name&gt;Self Overlap&lt;/PC-Urn_name&gt;</text:p>
      <text:p text:style-name="Preformatted_20_Text"><text:s text:c="20"/>&lt;PC-Urn_datatype&gt;</text:p>
      <text:p text:style-name="Preformatted_20_Text"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12.01.18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oft-page-break/><text:s text:c="16"/>&lt;PC-InfoData_value&gt;</text:p>
      <text:p text:style-name="Preformatted_20_Text"><text:s text:c="18"/>&lt;PC-InfoData_value_fval&gt;296.736&lt;/PC-InfoData_value_f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Shape&lt;/PC-Urn_label&gt;</text:p>
      <text:p text:style-name="Preformatted_20_Text"><text:s text:c="20"/>&lt;PC-Urn_name&gt;Volume&lt;/PC-Urn_name&gt;</text:p>
      <text:p text:style-name="Preformatted_20_Text"><text:s text:c="20"/>&lt;PC-Urn_datatype&gt;</text:p>
      <text:p text:style-name="Preformatted_20_Text"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1.8.1&lt;/PC-Urn_version&gt;</text:p>
      <text:p text:style-name="Preformatted_20_Text"><text:s text:c="20"/>&lt;PC-Urn_software&gt;OEShape&lt;/PC-Urn_software&gt;</text:p>
      <text:p text:style-name="Preformatted_20_Text"><text:s text:c="20"/>&lt;PC-Urn_source&gt;openeye.com&lt;/PC-Urn_source&gt;</text:p>
      <text:p text:style-name="Preformatted_20_Text"><text:s text:c="20"/>&lt;PC-Urn_release&gt;2012.01.18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fval&gt;81.6&lt;/PC-InfoData_value_fval&gt;</text:p>
      <text:p text:style-name="Preformatted_20_Text"><text:s text:c="16"/>&lt;/PC-InfoData_value&gt;</text:p>
      <text:p text:style-name="Preformatted_20_Text"><text:soft-page-break/><text:s text:c="14"/>&lt;/PC-InfoData&gt;</text:p>
      <text:p text:style-name="Preformatted_20_Text"><text:s text:c="12"/>&lt;/PC-Conformer_data&gt;</text:p>
      <text:p text:style-name="Preformatted_20_Text"><text:s text:c="10"/>&lt;/PC-Conformer&gt;</text:p>
      <text:p text:style-name="Preformatted_20_Text"><text:s text:c="8"/>&lt;/PC-Coordinates_conformers&gt;</text:p>
      <text:p text:style-name="Preformatted_20_Text"><text:s text:c="8"/>&lt;PC-Coordinates_data&gt;</text:p>
      <text:p text:style-name="Preformatted_20_Text"><text:s text:c="10"/>&lt;PC-InfoData&gt;</text:p>
      <text:p text:style-name="Preformatted_20_Text"><text:s text:c="12"/>&lt;PC-InfoData_urn&gt;</text:p>
      <text:p text:style-name="Preformatted_20_Text"><text:s text:c="14"/>&lt;PC-Urn&gt;</text:p>
      <text:p text:style-name="Preformatted_20_Text"><text:s text:c="16"/>&lt;PC-Urn_label&gt;Conformer&lt;/PC-Urn_label&gt;</text:p>
      <text:p text:style-name="Preformatted_20_Text"><text:s text:c="16"/>&lt;PC-Urn_name&gt;RMSD&lt;/PC-Urn_name&gt;</text:p>
      <text:p text:style-name="Preformatted_20_Text"><text:s text:c="16"/>&lt;PC-Urn_datatype&gt;</text:p>
      <text:p text:style-name="Preformatted_20_Text"><text:s text:c="18"/>&lt;PC-UrnDataType value="double"&gt;7&lt;/PC-UrnDataType&gt;</text:p>
      <text:p text:style-name="Preformatted_20_Text"><text:s text:c="16"/>&lt;/PC-Urn_datatype&gt;</text:p>
      <text:p text:style-name="Preformatted_20_Text"><text:s text:c="16"/>&lt;PC-Urn_release&gt;2009.12.11&lt;/PC-Urn_release&gt;</text:p>
      <text:p text:style-name="Preformatted_20_Text"><text:s text:c="14"/>&lt;/PC-Urn&gt;</text:p>
      <text:p text:style-name="Preformatted_20_Text"><text:s text:c="12"/>&lt;/PC-InfoData_urn&gt;</text:p>
      <text:p text:style-name="Preformatted_20_Text"><text:s text:c="12"/>&lt;PC-InfoData_value&gt;</text:p>
      <text:p text:style-name="Preformatted_20_Text"><text:s text:c="14"/>&lt;PC-InfoData_value_fval&gt;0.4&lt;/PC-InfoData_value_fval&gt;</text:p>
      <text:p text:style-name="Preformatted_20_Text"><text:s text:c="12"/>&lt;/PC-InfoData_value&gt;</text:p>
      <text:p text:style-name="Preformatted_20_Text"><text:s text:c="10"/>&lt;/PC-InfoData&gt;</text:p>
      <text:p text:style-name="Preformatted_20_Text"><text:s text:c="10"/>&lt;PC-InfoData&gt;</text:p>
      <text:p text:style-name="Preformatted_20_Text"><text:soft-page-break/><text:s text:c="12"/>&lt;PC-InfoData_urn&gt;</text:p>
      <text:p text:style-name="Preformatted_20_Text"><text:s text:c="14"/>&lt;PC-Urn&gt;</text:p>
      <text:p text:style-name="Preformatted_20_Text"><text:s text:c="16"/>&lt;PC-Urn_label&gt;Diverse Conformer&lt;/PC-Urn_label&gt;</text:p>
      <text:p text:style-name="Preformatted_20_Text"><text:s text:c="16"/>&lt;PC-Urn_name&gt;ID List&lt;/PC-Urn_name&gt;</text:p>
      <text:p text:style-name="Preformatted_20_Text"><text:s text:c="16"/>&lt;PC-Urn_datatype&gt;</text:p>
      <text:p text:style-name="Preformatted_20_Text"><text:s text:c="18"/>&lt;PC-UrnDataType value="uintvec"&gt;6&lt;/PC-UrnDataType&gt;</text:p>
      <text:p text:style-name="Preformatted_20_Text"><text:s text:c="16"/>&lt;/PC-Urn_datatype&gt;</text:p>
      <text:p text:style-name="Preformatted_20_Text"><text:s text:c="16"/>&lt;PC-Urn_release&gt;2010.05.05&lt;/PC-Urn_release&gt;</text:p>
      <text:p text:style-name="Preformatted_20_Text"><text:s text:c="14"/>&lt;/PC-Urn&gt;</text:p>
      <text:p text:style-name="Preformatted_20_Text"><text:s text:c="12"/>&lt;/PC-InfoData_urn&gt;</text:p>
      <text:p text:style-name="Preformatted_20_Text"><text:s text:c="12"/>&lt;PC-InfoData_value&gt;</text:p>
      <text:p text:style-name="Preformatted_20_Text"><text:s text:c="14"/>&lt;PC-InfoData_value_ivec&gt;</text:p>
      <text:p text:style-name="Preformatted_20_Text"><text:s text:c="16"/>&lt;PC-InfoData_value_ivec_E&gt;1&lt;/PC-InfoData_value_ivec_E&gt;</text:p>
      <text:p text:style-name="Preformatted_20_Text"><text:s text:c="14"/>&lt;/PC-InfoData_value_ivec&gt;</text:p>
      <text:p text:style-name="Preformatted_20_Text"><text:s text:c="12"/>&lt;/PC-InfoData_value&gt;</text:p>
      <text:p text:style-name="Preformatted_20_Text"><text:s text:c="10"/>&lt;/PC-InfoData&gt;</text:p>
      <text:p text:style-name="Preformatted_20_Text"><text:s text:c="8"/>&lt;/PC-Coordinates_data&gt;</text:p>
      <text:p text:style-name="Preformatted_20_Text"><text:s text:c="6"/>&lt;/PC-Coordinates&gt;</text:p>
      <text:p text:style-name="Preformatted_20_Text"><text:s text:c="4"/>&lt;/PC-Compound_coords&gt;</text:p>
      <text:p text:style-name="Preformatted_20_Text"><text:s text:c="4"/>&lt;PC-Compound_props&gt;</text:p>
      <text:p text:style-name="Preformatted_20_Text"><text:s text:c="6"/>&lt;PC-InfoData&gt;</text:p>
      <text:p text:style-name="Preformatted_20_Text"><text:soft-page-break/><text:s text:c="8"/>&lt;PC-InfoData_urn&gt;</text:p>
      <text:p text:style-name="Preformatted_20_Text"><text:s text:c="10"/>&lt;PC-Urn&gt;</text:p>
      <text:p text:style-name="Preformatted_20_Text"><text:s text:c="12"/>&lt;PC-Urn_label&gt;Charge&lt;/PC-Urn_label&gt;</text:p>
      <text:p text:style-name="Preformatted_20_Text"><text:s text:c="12"/>&lt;PC-Urn_name&gt;MMFF94 Partial&lt;/PC-Urn_name&gt;</text:p>
      <text:p text:style-name="Preformatted_20_Text"><text:s text:c="12"/>&lt;PC-Urn_datatype&gt;</text:p>
      <text:p text:style-name="Preformatted_20_Text"><text:s text:c="14"/>&lt;PC-UrnDataType value="stringlist"&gt;2&lt;/PC-UrnDataType&gt;</text:p>
      <text:p text:style-name="Preformatted_20_Text"><text:s text:c="12"/>&lt;/PC-Urn_datatype&gt;</text:p>
      <text:p text:style-name="Preformatted_20_Text"><text:s text:c="12"/>&lt;PC-Urn_version&gt;1.9.0&lt;/PC-Urn_version&gt;</text:p>
      <text:p text:style-name="Preformatted_20_Text"><text:s text:c="12"/>&lt;PC-Urn_software&gt;OEChem&lt;/PC-Urn_software&gt;</text:p>
      <text:p text:style-name="Preformatted_20_Text"><text:s text:c="12"/>&lt;PC-Urn_source&gt;openeye.com&lt;/PC-Urn_source&gt;</text:p>
      <text:p text:style-name="Preformatted_20_Text"><text:s text:c="12"/>&lt;PC-Urn_release&gt;2012.11.26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list&gt;</text:p>
      <text:p text:style-name="Preformatted_20_Text"><text:s text:c="12"/>&lt;PC-InfoData_value_slist_E&gt;13&lt;/PC-InfoData_value_slist_E&gt;</text:p>
      <text:p text:style-name="Preformatted_20_Text"><text:s text:c="12"/>&lt;PC-InfoData_value_slist_E&gt;1 -0.57&lt;/PC-InfoData_value_slist_E&gt;</text:p>
      <text:p text:style-name="Preformatted_20_Text"><text:s text:c="12"/>&lt;PC-InfoData_value_slist_E&gt;10 0.15&lt;/PC-InfoData_value_slist_E&gt;</text:p>
      <text:p text:style-name="Preformatted_20_Text"><text:s text:c="12"/>&lt;PC-InfoData_value_slist_E&gt;11 0.06&lt;/PC-InfoData_value_slist_E&gt;</text:p>
      <text:p text:style-name="Preformatted_20_Text"><text:s text:c="12"/>&lt;PC-InfoData_value_slist_E&gt;12 0.4&lt;/PC-InfoData_value_slist_E&gt;</text:p>
      <text:p text:style-name="Preformatted_20_Text"><text:s text:c="12"/>&lt;PC-InfoData_value_slist_E&gt;13 0.4&lt;/PC-InfoData_value_slist_E&gt;</text:p>
      <text:p text:style-name="Preformatted_20_Text"><text:soft-page-break/><text:s text:c="12"/>&lt;PC-InfoData_value_slist_E&gt;2 -0.54&lt;/PC-InfoData_value_slist_E&gt;</text:p>
      <text:p text:style-name="Preformatted_20_Text"><text:s text:c="12"/>&lt;PC-InfoData_value_slist_E&gt;3 -0.9&lt;/PC-InfoData_value_slist_E&gt;</text:p>
      <text:p text:style-name="Preformatted_20_Text"><text:s text:c="12"/>&lt;PC-InfoData_value_slist_E&gt;4 -0.66&lt;/PC-InfoData_value_slist_E&gt;</text:p>
      <text:p text:style-name="Preformatted_20_Text"><text:s text:c="12"/>&lt;PC-InfoData_value_slist_E&gt;5 0.21&lt;/PC-InfoData_value_slist_E&gt;</text:p>
      <text:p text:style-name="Preformatted_20_Text"><text:s text:c="12"/>&lt;PC-InfoData_value_slist_E&gt;6 -0.14&lt;/PC-InfoData_value_slist_E&gt;</text:p>
      <text:p text:style-name="Preformatted_20_Text"><text:s text:c="12"/>&lt;PC-InfoData_value_slist_E&gt;7 0.84&lt;/PC-InfoData_value_slist_E&gt;</text:p>
      <text:p text:style-name="Preformatted_20_Text"><text:s text:c="12"/>&lt;PC-InfoData_value_slist_E&gt;8 0.38&lt;/PC-InfoData_value_slist_E&gt;</text:p>
      <text:p text:style-name="Preformatted_20_Text"><text:s text:c="12"/>&lt;PC-InfoData_value_slist_E&gt;9 0.37&lt;/PC-InfoData_value_slist_E&gt;</text:p>
      <text:p text:style-name="Preformatted_20_Text"><text:s text:c="10"/>&lt;/PC-InfoData_value_slist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Effective Rotor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1.7.6&lt;/PC-Urn_version&gt;</text:p>
      <text:p text:style-name="Preformatted_20_Text"><text:s text:c="12"/>&lt;PC-Urn_software&gt;OEChem&lt;/PC-Urn_software&gt;</text:p>
      <text:p text:style-name="Preformatted_20_Text"><text:soft-page-break/><text:s text:c="12"/>&lt;PC-Urn_source&gt;ncbi.nlm.nih.gov&lt;/PC-Urn_source&gt;</text:p>
      <text:p text:style-name="Preformatted_20_Text"><text:s text:c="12"/>&lt;PC-Urn_release&gt;2012.01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0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Features&lt;/PC-Urn_label&gt;</text:p>
      <text:p text:style-name="Preformatted_20_Text"><text:s text:c="12"/>&lt;PC-Urn_name&gt;Pharmacophore&lt;/PC-Urn_name&gt;</text:p>
      <text:p text:style-name="Preformatted_20_Text"><text:s text:c="12"/>&lt;PC-Urn_datatype&gt;</text:p>
      <text:p text:style-name="Preformatted_20_Text"><text:s text:c="14"/>&lt;PC-UrnDataType value="stringlist"&gt;2&lt;/PC-UrnDataType&gt;</text:p>
      <text:p text:style-name="Preformatted_20_Text"><text:s text:c="12"/>&lt;/PC-Urn_datatype&gt;</text:p>
      <text:p text:style-name="Preformatted_20_Text"><text:s text:c="12"/>&lt;PC-Urn_parameters&gt;ImplicitMillsDean merged&lt;/PC-Urn_parameters&gt;</text:p>
      <text:p text:style-name="Preformatted_20_Text"><text:s text:c="12"/>&lt;PC-Urn_version&gt;1.8.3&lt;/PC-Urn_version&gt;</text:p>
      <text:p text:style-name="Preformatted_20_Text"><text:s text:c="12"/>&lt;PC-Urn_software&gt;OEShape&lt;/PC-Urn_software&gt;</text:p>
      <text:p text:style-name="Preformatted_20_Text"><text:s text:c="12"/>&lt;PC-Urn_source&gt;openeye.com&lt;/PC-Urn_source&gt;</text:p>
      <text:p text:style-name="Preformatted_20_Text"><text:s text:c="12"/>&lt;PC-Urn_release&gt;2012.11.26&lt;/PC-Urn_release&gt;</text:p>
      <text:p text:style-name="Preformatted_20_Text"><text:soft-page-break/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list&gt;</text:p>
      <text:p text:style-name="Preformatted_20_Text"><text:s text:c="12"/>&lt;PC-InfoData_value_slist_E&gt;7&lt;/PC-InfoData_value_slist_E&gt;</text:p>
      <text:p text:style-name="Preformatted_20_Text"><text:s text:c="12"/>&lt;PC-InfoData_value_slist_E&gt;1 1 acceptor&lt;/PC-InfoData_value_slist_E&gt;</text:p>
      <text:p text:style-name="Preformatted_20_Text"><text:s text:c="12"/>&lt;PC-InfoData_value_slist_E&gt;1 2 donor&lt;/PC-InfoData_value_slist_E&gt;</text:p>
      <text:p text:style-name="Preformatted_20_Text"><text:s text:c="12"/>&lt;PC-InfoData_value_slist_E&gt;1 3 cation&lt;/PC-InfoData_value_slist_E&gt;</text:p>
      <text:p text:style-name="Preformatted_20_Text"><text:s text:c="12"/>&lt;PC-InfoData_value_slist_E&gt;1 3 donor&lt;/PC-InfoData_value_slist_E&gt;</text:p>
      <text:p text:style-name="Preformatted_20_Text"><text:s text:c="12"/>&lt;PC-InfoData_value_slist_E&gt;1 4 acceptor&lt;/PC-InfoData_value_slist_E&gt;</text:p>
      <text:p text:style-name="Preformatted_20_Text"><text:s text:c="12"/>&lt;PC-InfoData_value_slist_E&gt;1 4 donor&lt;/PC-InfoData_value_slist_E&gt;</text:p>
      <text:p text:style-name="Preformatted_20_Text"><text:s text:c="12"/>&lt;PC-InfoData_value_slist_E&gt;6 2 4 5 6 7 8 rings&lt;/PC-InfoData_value_slist_E&gt;</text:p>
      <text:p text:style-name="Preformatted_20_Text"><text:s text:c="10"/>&lt;/PC-InfoData_value_slist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4"/>&lt;/PC-Compound_props&gt;</text:p>
      <text:p text:style-name="Preformatted_20_Text"><text:s text:c="4"/>&lt;PC-Compound_count&gt;</text:p>
      <text:p text:style-name="Preformatted_20_Text"><text:s text:c="6"/>&lt;PC-Count&gt;</text:p>
      <text:p text:style-name="Preformatted_20_Text"><text:s text:c="8"/>&lt;PC-Count_heavy-atom&gt;8&lt;/PC-Count_heavy-atom&gt;</text:p>
      <text:p text:style-name="Preformatted_20_Text"><text:s text:c="8"/>&lt;PC-Count_atom-chiral&gt;0&lt;/PC-Count_atom-chiral&gt;</text:p>
      <text:p text:style-name="Preformatted_20_Text"><text:s text:c="8"/>&lt;PC-Count_atom-chiral-def&gt;0&lt;/PC-Count_atom-chiral-def&gt;</text:p>
      <text:p text:style-name="Preformatted_20_Text"><text:soft-page-break/><text:s text:c="8"/>&lt;PC-Count_atom-chiral-undef&gt;0&lt;/PC-Count_atom-chiral-undef&gt;</text:p>
      <text:p text:style-name="Preformatted_20_Text"><text:s text:c="8"/>&lt;PC-Count_bond-chiral&gt;0&lt;/PC-Count_bond-chiral&gt;</text:p>
      <text:p text:style-name="Preformatted_20_Text"><text:s text:c="8"/>&lt;PC-Count_bond-chiral-def&gt;0&lt;/PC-Count_bond-chiral-def&gt;</text:p>
      <text:p text:style-name="Preformatted_20_Text"><text:s text:c="8"/>&lt;PC-Count_bond-chiral-undef&gt;0&lt;/PC-Count_bond-chiral-undef&gt;</text:p>
      <text:p text:style-name="Preformatted_20_Text"><text:s text:c="8"/>&lt;PC-Count_isotope-atom&gt;0&lt;/PC-Count_isotope-atom&gt;</text:p>
      <text:p text:style-name="Preformatted_20_Text"><text:s text:c="8"/>&lt;PC-Count_covalent-unit&gt;1&lt;/PC-Count_covalent-unit&gt;</text:p>
      <text:p text:style-name="Preformatted_20_Text"><text:s text:c="8"/>&lt;PC-Count_tautomers&gt;9&lt;/PC-Count_tautomers&gt;</text:p>
      <text:p text:style-name="Preformatted_20_Text"><text:s text:c="6"/>&lt;/PC-Count&gt;</text:p>
      <text:p text:style-name="Preformatted_20_Text"><text:s text:c="4"/>&lt;/PC-Compound_count&gt;</text:p>
      <text:p text:style-name="Preformatted_20_Text"><text:s text:c="2"/>&lt;/PC-Compound&gt;</text:p>
      <text:p text:style-name="Preformatted_20_Text">&lt;/PC-Compounds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document-statistic meta:table-count="0" meta:image-count="0" meta:object-count="0" meta:page-count="22" meta:paragraph-count="451" meta:word-count="546" meta:character-count="21001" meta:non-whitespace-character-count="15034"/>
    <meta:generator>LibreOffice/7.0.1.2$Linux_X86_64 LibreOffice_project/7cbcfc562f6eb6708b5ff7d7397325de9e764452</meta:generator>
  </office:meta>
</office:document-meta>
</file>